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35pt" style:text-underline-style="none" fo:font-weight="bold" style:font-size-asian="35pt" style:font-weight-asian="bold" style:font-size-complex="35pt" style:font-weight-complex="bold"/>
    </style:style>
    <style:style style:name="P2" style:family="paragraph" style:parent-style-name="Standard">
      <style:text-properties style:font-name="Liberation Serif" fo:font-size="35pt" style:text-underline-style="none" fo:font-weight="normal" style:font-size-asian="35pt" style:font-weight-asian="normal" style:font-size-complex="35pt" style:font-weight-complex="normal"/>
    </style:style>
    <style:style style:name="P3" style:family="paragraph" style:parent-style-name="Standard">
      <style:text-properties style:font-name="Liberation Serif" fo:font-size="16pt" style:text-underline-style="none" fo:font-weight="normal" style:font-size-asian="14pt" style:font-weight-asian="normal" style:font-size-complex="16pt" style:font-weight-complex="normal"/>
    </style:style>
    <style:style style:name="P4" style:family="paragraph" style:parent-style-name="Standard">
      <style:text-properties fo:font-size="12pt" style:text-underline-style="none" fo:font-weight="bold" style:font-size-asian="12pt" style:font-weight-asian="bold" style:font-size-complex="12pt" style:font-weight-complex="bold"/>
    </style:style>
    <style:style style:name="P5" style:family="paragraph" style:parent-style-name="Standard">
      <style:text-properties fo:font-size="16pt" style:text-underline-style="none" fo:font-weight="normal" style:font-size-asian="16pt" style:font-weight-asian="normal" style:font-size-complex="16pt" style:font-weight-complex="normal"/>
    </style:style>
    <style:style style:name="P6" style:family="paragraph" style:parent-style-name="Standard">
      <style:text-properties fo:font-size="30pt" style:text-underline-style="none" fo:font-weight="bold" style:font-size-asian="30pt" style:font-weight-asian="bold" style:font-size-complex="30pt" style:font-weight-complex="bold"/>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ize="35pt" style:text-underline-style="none" fo:font-weight="bold" style:font-size-asian="35pt" style:font-weight-asian="bold" style:font-size-complex="35pt" style:font-weight-complex="bold"/>
    </style:style>
    <style:style style:name="P10" style:family="paragraph" style:parent-style-name="Normal">
      <style:paragraph-properties fo:margin-left="0.635cm" fo:margin-right="0cm" fo:orphans="2" fo:widows="2" fo:hyphenation-ladder-count="no-limit" fo:text-indent="0cm" style:auto-text-indent="false" style:text-autospace="none" style:vertical-align="auto">
        <style:tab-stops/>
      </style:paragraph-properties>
      <style:text-properties fo:hyphenate="true" fo:hyphenation-remain-char-count="2" fo:hyphenation-push-char-count="2"/>
    </style:style>
    <style:style style:name="P11" style:family="paragraph" style:parent-style-name="Standard" style:list-style-name="L1">
      <style:text-properties style:font-name="Liberation Serif" fo:font-size="35pt" style:text-underline-style="none" fo:font-weight="normal" style:font-size-asian="35pt" style:font-weight-asian="normal" style:font-size-complex="35pt" style:font-weight-complex="normal"/>
    </style:style>
    <style:style style:name="P12" style:family="paragraph" style:parent-style-name="Standard" style:list-style-name="L1">
      <style:text-properties style:font-name="Liberation Serif" fo:font-size="15pt" style:text-underline-style="none" fo:font-weight="normal" style:font-size-asian="15pt" style:font-weight-asian="normal" style:font-size-complex="15pt" style:font-weight-complex="normal"/>
    </style:style>
    <style:style style:name="P13" style:family="paragraph" style:parent-style-name="Text_20_body" style:list-style-name="L2"/>
    <style:style style:name="P14" style:family="paragraph" style:parent-style-name="Text_20_body" style:list-style-name="L4"/>
    <style:style style:name="P15" style:family="paragraph" style:parent-style-name="Text_20_body" style:list-style-name="L4">
      <style:text-properties fo:font-weight="bold" style:font-weight-asian="bold" style:font-weight-complex="bold"/>
    </style:style>
    <style:style style:name="P16" style:family="paragraph" style:parent-style-name="Text_20_body" style:list-style-name="L5">
      <style:text-properties fo:font-weight="bold" style:font-weight-asian="bold" style:font-weight-complex="bold"/>
    </style:style>
    <style:style style:name="P17" style:family="paragraph" style:parent-style-name="Text_20_body" style:list-style-name="L5">
      <style:text-properties fo:font-weight="normal" style:font-weight-asian="normal" style:font-weight-complex="normal"/>
    </style:style>
    <style:style style:name="P18" style:family="paragraph" style:parent-style-name="Text_20_body" style:list-style-name="L4">
      <style:paragraph-properties fo:margin-left="0cm" fo:margin-right="0cm" fo:text-indent="0cm" style:auto-text-indent="false">
        <style:tab-stops/>
      </style:paragraph-properties>
    </style:style>
    <style:style style:name="P19" style:family="paragraph" style:parent-style-name="Normal">
      <style:paragraph-properties fo:orphans="2" fo:widows="2" fo:hyphenation-ladder-count="no-limit" style:text-autospace="none" style:vertical-align="auto"/>
      <style:text-properties fo:hyphenate="true" fo:hyphenation-remain-char-count="2" fo:hyphenation-push-char-count="2"/>
    </style:style>
    <style:style style:name="P20" style:family="paragraph" style:parent-style-name="Normal" style:list-style-name="L6">
      <style:paragraph-properties fo:orphans="2" fo:widows="2" fo:hyphenation-ladder-count="no-limit" style:text-autospace="none" style:vertical-align="auto"/>
      <style:text-properties fo:hyphenate="true" fo:hyphenation-remain-char-count="2" fo:hyphenation-push-char-count="2"/>
    </style:style>
    <style:style style:name="P21" style:family="paragraph" style:parent-style-name="List_20_Paragraph" style:list-style-name="L3">
      <style:paragraph-properties fo:orphans="2" fo:widows="2" fo:hyphenation-ladder-count="no-limit" style:text-autospace="none" style:vertical-align="auto"/>
      <style:text-properties fo:hyphenate="true" fo:hyphenation-remain-char-count="2" fo:hyphenation-push-char-count="2"/>
    </style:style>
    <style:style style:name="P22" style:family="paragraph" style:parent-style-name="Heading_20_1">
      <style:paragraph-properties>
        <style:tab-stops>
          <style:tab-stop style:position="10.769cm"/>
        </style:tab-stops>
      </style:paragraph-properties>
    </style:style>
    <style:style style:name="T1" style:family="text">
      <style:text-properties fo:font-size="15pt" style:font-size-asian="15pt" style:font-size-complex="15pt"/>
    </style:style>
    <style:style style:name="T2" style:family="text">
      <style:text-properties fo:font-size="16pt" style:font-size-asian="14pt" style:font-size-complex="16pt"/>
    </style:style>
    <style:style style:name="T3" style:family="text">
      <style:text-properties fo:font-size="16pt" style:text-underline-style="solid" style:text-underline-width="auto" style:text-underline-color="font-color" fo:font-weight="bold" style:font-size-asian="14pt" style:font-weight-asian="bold" style:font-size-complex="16pt"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letter-kerning="false" style:font-style-asian="italic" style:font-name-complex="Calibri" style:font-size-complex="12pt" style:language-complex="ar" style:country-complex="SA"/>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weight="bold" style:letter-kerning="false" style:font-weight-asian="bold" style:font-name-complex="Calibri" style:font-size-complex="12pt" style:language-complex="ar" style:country-complex="SA"/>
    </style:style>
    <style:style style:name="T10" style:family="text">
      <style:text-properties fo:font-weight="bold" style:font-weight-asian="bold" style:font-weight-complex="bold"/>
    </style:style>
    <style:style style:name="T11" style:family="text">
      <style:text-properties style:letter-kerning="false" style:font-name-complex="Calibri" style:font-size-complex="12pt" style:language-complex="ar" style:country-complex="SA"/>
    </style:style>
    <style:style style:name="T12" style:family="text">
      <style:text-properties fo:font-weight="normal" style:font-weight-asian="normal" style:font-weight-complex="normal"/>
    </style:style>
    <style:style style:name="T13" style:family="text">
      <style:text-properties style:use-window-font-color="true" style:text-underline-style="none"/>
    </style:style>
    <style:style style:name="T14" style:family="text">
      <style:text-properties style:use-window-font-color="true" style:text-underline-style="none"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style:use-window-font-color="true" style:text-underline-style="none" fo:font-weight="normal" fo:background-color="transparent" style:font-weight-asian="normal" style:font-weight-complex="normal"/>
    </style:style>
    <style:style style:name="T17" style:family="text">
      <style:text-properties style:use-window-font-color="true" style:text-underline-style="none" fo:font-weight="normal" style:font-weight-asian="normal" style:font-weight-complex="normal"/>
    </style:style>
    <style:style style:name="T18" style:family="text">
      <style:text-properties style:use-window-font-color="true" fo:language="en" fo:country="US" style:text-underline-style="none" fo:font-weight="bold" fo:background-color="transparent" style:font-weight-asian="bold" style:font-weight-complex="bold"/>
    </style:style>
    <style:style style:name="T19" style:family="text">
      <style:text-properties style:use-window-font-color="true" fo:language="en" fo:country="US" style:text-underline-style="none" fo:font-weight="normal" fo:background-color="transparent" style:font-weight-asian="normal" style:font-weight-complex="normal"/>
    </style:style>
    <style:style style:name="T20" style:family="text">
      <style:text-properties style:use-window-font-color="true" fo:font-style="italic" style:text-underline-style="none" fo:font-weight="normal" style:font-style-asian="italic" style:font-weight-asian="normal" style:font-style-complex="italic"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space-before="1.244cm" text:min-label-width="0.635cm"/>
        <style:text-properties style:font-name="Symbol"/>
      </text:list-level-style-bullet>
      <text:list-level-style-bullet text:level="2" text:style-name="WW_5f_CharLFO6LVL2" text:bullet-char="o">
        <style:list-level-properties text:space-before="1.905cm" text:min-label-width="0.635cm"/>
        <style:text-properties style:font-name="Courier New"/>
      </text:list-level-style-bullet>
      <text:list-level-style-bullet text:level="3" text:style-name="WW_5f_CharLFO6LVL3" text:bullet-char="">
        <style:list-level-properties text:space-before="3.175cm" text:min-label-width="0.635cm"/>
        <style:text-properties style:font-name="Wingdings"/>
      </text:list-level-style-bullet>
      <text:list-level-style-bullet text:level="4" text:style-name="WW_5f_CharLFO6LVL4" text:bullet-char="">
        <style:list-level-properties text:space-before="4.445cm" text:min-label-width="0.635cm"/>
        <style:text-properties style:font-name="Symbol"/>
      </text:list-level-style-bullet>
      <text:list-level-style-bullet text:level="5" text:style-name="WW_5f_CharLFO6LVL5" text:bullet-char="o">
        <style:list-level-properties text:space-before="5.715cm" text:min-label-width="0.635cm"/>
        <style:text-properties style:font-name="Courier New"/>
      </text:list-level-style-bullet>
      <text:list-level-style-bullet text:level="6" text:style-name="WW_5f_CharLFO6LVL6" text:bullet-char="">
        <style:list-level-properties text:space-before="6.985cm" text:min-label-width="0.635cm"/>
        <style:text-properties style:font-name="Wingdings"/>
      </text:list-level-style-bullet>
      <text:list-level-style-bullet text:level="7" text:style-name="WW_5f_CharLFO6LVL7" text:bullet-char="">
        <style:list-level-properties text:space-before="8.255cm" text:min-label-width="0.635cm"/>
        <style:text-properties style:font-name="Symbol"/>
      </text:list-level-style-bullet>
      <text:list-level-style-bullet text:level="8" text:style-name="WW_5f_CharLFO6LVL8" text:bullet-char="o">
        <style:list-level-properties text:space-before="9.525cm" text:min-label-width="0.635cm"/>
        <style:text-properties style:font-name="Courier New"/>
      </text:list-level-style-bullet>
      <text:list-level-style-bullet text:level="9" text:style-name="WW_5f_CharLFO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space-before="1.251cm" text:min-label-width="0.635cm"/>
        <style:text-properties style:font-name="Symbol"/>
      </text:list-level-style-bullet>
      <text:list-level-style-bullet text:level="2" text:style-name="WW_5f_CharLFO8LVL2" text:bullet-char="o">
        <style:list-level-properties text:space-before="2.521cm" text:min-label-width="0.635cm"/>
        <style:text-properties style:font-name="Courier New"/>
      </text:list-level-style-bullet>
      <text:list-level-style-bullet text:level="3" text:style-name="WW_5f_CharLFO8LVL3" text:bullet-char="">
        <style:list-level-properties text:space-before="3.791cm" text:min-label-width="0.635cm"/>
        <style:text-properties style:font-name="Wingdings"/>
      </text:list-level-style-bullet>
      <text:list-level-style-bullet text:level="4" text:style-name="WW_5f_CharLFO8LVL4" text:bullet-char="">
        <style:list-level-properties text:space-before="5.061cm" text:min-label-width="0.635cm"/>
        <style:text-properties style:font-name="Symbol"/>
      </text:list-level-style-bullet>
      <text:list-level-style-bullet text:level="5" text:style-name="WW_5f_CharLFO8LVL5" text:bullet-char="o">
        <style:list-level-properties text:space-before="6.331cm" text:min-label-width="0.635cm"/>
        <style:text-properties style:font-name="Courier New"/>
      </text:list-level-style-bullet>
      <text:list-level-style-bullet text:level="6" text:style-name="WW_5f_CharLFO8LVL6" text:bullet-char="">
        <style:list-level-properties text:space-before="7.601cm" text:min-label-width="0.635cm"/>
        <style:text-properties style:font-name="Wingdings"/>
      </text:list-level-style-bullet>
      <text:list-level-style-bullet text:level="7" text:style-name="WW_5f_CharLFO8LVL7" text:bullet-char="">
        <style:list-level-properties text:space-before="8.871cm" text:min-label-width="0.635cm"/>
        <style:text-properties style:font-name="Symbol"/>
      </text:list-level-style-bullet>
      <text:list-level-style-bullet text:level="8" text:style-name="WW_5f_CharLFO8LVL8" text:bullet-char="o">
        <style:list-level-properties text:space-before="10.141cm" text:min-label-width="0.635cm"/>
        <style:text-properties style:font-name="Courier New"/>
      </text:list-level-style-bullet>
      <text:list-level-style-bullet text:level="9" text:style-name="WW_5f_CharLFO8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epartamento de Computación, UBA. <text:s/><text:tab/><text:tab/><text:tab/><text:tab/><text:tab/>1er Cuatrimestre 2015</text:p>
      <text:p text:style-name="P1"/>
      <text:p text:style-name="P6">Desarrollo de Malware para Android</text:p>
      <text:p text:style-name="P6"><text:tab/><text:tab/><text:tab/>(Informe preliminar) </text:p>
      <text:p text:style-name="P3"/>
      <text:p text:style-name="P3"/>
      <text:p text:style-name="P2"><text:span text:style-name="T3">Integrantes</text:span><text:span text:style-name="T2">:<text:tab/><text:tab/><text:tab/><text:tab/> <text:s text:c="4"/></text:span><text:span text:style-name="T3">Materia</text:span><text:span text:style-name="T2">:</text:span><text:span text:style-name="T1"> Seguridad de la Información</text:span></text:p>
      <text:list xml:id="list10704496051" text:style-name="L1">
        <text:list-item>
          <text:p text:style-name="P11"><text:span text:style-name="T1">Santiago Torres Batán<text:tab/> </text:span><text:span text:style-name="T2"><text:s text:c="4"/></text:span><text:span text:style-name="T3">Docente</text:span><text:span text:style-name="T2">: </text:span><text:span text:style-name="T1">Rodolfo Baader</text:span></text:p>
        </text:list-item>
        <text:list-item>
          <text:p text:style-name="P11"><text:span text:style-name="T1">Santiago Alvarez Colombo<text:tab/></text:span><text:span text:style-name="T2"><text:tab/><text:tab/><text:tab/> <text:s text:c="3"/></text:span></text:p>
        </text:list-item>
        <text:list-item>
          <text:p text:style-name="P12">Pablo Agustín Artuso</text:p>
        </text:list-item>
      </text:list>
      <text:p text:style-name="P4"/>
      <text:p text:style-name="P4"/>
      <text:p text:style-name="P5"><text:span text:style-name="T4">Resumen</text:span>: El objetivo de este trabajo práctico consiste en el desarrollo de aplicaciones maliciosas para Android.</text:p>
      <text:p text:style-name="P5"/>
      <text:h text:style-name="Heading_20_1" text:outline-level="1">Ataques seleccionados</text:h>
      <text:p text:style-name="Text_20_body">Luego de analizar la lista de posibles ataques a desarrollar decimos quedarnos con el siguiente par: </text:p>
      <text:list xml:id="list283700814" text:style-name="L2">
        <text:list-item>
          <text:p text:style-name="P13"><text:span text:style-name="T8">Robo de imágenes: </text:span><text:span text:style-name="T6">“</text:span><text:span text:style-name="T5">obtener, con los mínimos permisos necesarios, una copia de todas las imágenes que se encuentran en la memoria SD del dispositivo, y enviarlas a un sitio web controlado por el atacante, teniendo en cuenta que sea lo más “stealth” posible. ”</text:span></text:p>
        </text:list-item>
      </text:list>
      <text:p text:style-name="P8"/>
      <text:p text:style-name="P7">Para este ataque desarrollaremos no una sino dos aplicaciones. ¿Por qué? Como el enunciado indica, se deben requerir lo mínimos permisos necesarios. Dado que los accesos a la SD y a internet <text:s/>son dos permisos que obligatoriamente debemos obtener, creemos que una persona quizás con un poco de conocimiento, podría sospechar de este requerimiento y negar la instalación de dicha aplicación (más allá de que luego la aplicación tenga algún feature que haga interraciones de fotos con internet). Esto se debe a que la información sobre los permisos está explícitamente expuesta. </text:p>
      <text:p text:style-name="P7">Nuestra idea consiste en abusar de un <text:span text:style-name="T5">feature </text:span>que tiene Android, que se basa en que dos aplicaciones desarrolladas por el mismo <text:span text:style-name="T5">developer</text:span>, pueden comunicarse sin ningún requerimiento. De esta forma, la estrategia que seguiremos, será la de partir los permisos antes mencionados anteriormente, en dos aplicaciones totalmente distintas. Una aplicación será la encargada de obtener el permiso para acceder a la SD mientras que la otra el de Internet. De esta forma, estamos logrando tener acceso a ambas cosas sin el conocimiento del usuario (no creemos que exista un número razonable de usuarios que traten de detectar este tipo de cosas ante la descarga de cada nueva aplicación). </text:p>
      <text:p text:style-name="P7">También, hemos observado que los permisos de acceso a la SD (o más bien, a diferentes secciones de la misma) han ido cambiando conforme las versiones de Android. Por lo cual, podríamos utilizar convenientemente la que permita acceder a la totalidad del recurso sin modificar privilegios.</text:p>
      <text:p text:style-name="P7"/>
      <text:list xml:id="list622949776" text:style-name="L3">
        <text:list-item>
          <text:p text:style-name="P21"><text:soft-page-break/><text:span text:style-name="Default_20_Paragraph_20_Font"><text:span text:style-name="T9">Remote Acces Tool:</text:span></text:span><text:span text:style-name="Default_20_Paragraph_20_Font"><text:span text:style-name="T11"> “</text:span></text:span><text:span text:style-name="Default_20_Paragraph_20_Font"><text:span text:style-name="T7">Comportarse como un remote access tool (rat), es decir, poder ser administrado en forma remota por el atacante, opcionalmente ofuscando la comunicación ..</text:span></text:span><text:span text:style-name="Default_20_Paragraph_20_Font"><text:span text:style-name="T11">”</text:span></text:span></text:p>
        </text:list-item>
      </text:list>
      <text:p text:style-name="P10"/>
      <text:p text:style-name="P19">Para este ataque decidimos que la aplicación permita hacer las siguientes acciones: </text:p>
      <text:list xml:id="list1462792601" text:style-name="L6">
        <text:list-item>
          <text:list>
            <text:list-item>
              <text:p text:style-name="P20">Capturar el audio con el micrófono.</text:p>
            </text:list-item>
            <text:list-item>
              <text:p text:style-name="P20">Descargar un binario dinámicamente y ejecutarlo.</text:p>
            </text:list-item>
            <text:list-item>
              <text:p text:style-name="P20">Ubicación GPS/RED.</text:p>
            </text:list-item>
          </text:list>
        </text:list-item>
      </text:list>
      <text:p text:style-name="P19"/>
      <text:p text:style-name="P19">Con respecto a la obfucación de la comunicación, si bien nos gustaría poder hacerla, no queremos compremeternos a algo que quizás luego no podamos hacer. Por lo tanto, en principio, <text:span text:style-name="T10">NO </text:span><text:span text:style-name="T12">vamos a obfuscar la comunicación.</text:span></text:p>
      <text:h text:style-name="P22" text:outline-level="1"><text:span text:style-name="Default_20_Paragraph_20_Font"><text:span text:style-name="T5">Herramientas<text:tab/></text:span></text:span></text:h>
      <text:list xml:id="list494448200" text:style-name="L4">
        <text:list-item>
          <text:p text:style-name="P15">AndroidStudio: <text:span text:style-name="T12">IDE oficial para el desarrollo de Apps. </text:span></text:p>
        </text:list-item>
        <text:list-item>
          <text:p text:style-name="P15">Genymotion: <text:span text:style-name="T12">Emulador de Android para crear y testear Apps. Muy recomendado por usuarios. </text:span></text:p>
        </text:list-item>
      </text:list>
      <text:h text:style-name="Heading_20_1" text:outline-level="1">Librerias</text:h>
      <text:list xml:id="list1421694605" text:style-name="L5">
        <text:list-item>
          <text:p text:style-name="P16">Retrofit:<text:span text:style-name="T12"> Seguramente necesitemos hacer HTTP requests hacia algún servidor (sobre todo para el tema de “robar” la imágenes y almacenarlas en algún lugar). Para eso utilizaríamos esta librería. </text:span></text:p>
        </text:list-item>
        <text:list-item>
          <text:p text:style-name="P17">Por ahora no creemos que necesitamos otra más.</text:p>
        </text:list-item>
      </text:list>
      <text:h text:style-name="P22" text:outline-level="1"><text:span text:style-name="Default_20_Paragraph_20_Font"><text:span text:style-name="T5">Material consultado/ a consultar:</text:span></text:span></text:h>
      <text:list xml:id="list739112909" text:continue-list="list494448200" text:style-name="L4">
        <text:list-item>
          <text:p text:style-name="P14"><text:span text:style-name="Hyperlink"><text:span text:style-name="T14">developer</text:span></text:span><text:bookmark-start text:name="_Hlt420591989"/><text:bookmark-start text:name="_Hlt420591990"/><text:span text:style-name="Hyperlink"><text:span text:style-name="T14">.</text:span></text:span><text:bookmark-end text:name="_Hlt420591989"/><text:bookmark-end text:name="_Hlt420591990"/><text:span text:style-name="Hyperlink"><text:span text:style-name="T14">android.com: </text:span></text:span><text:span text:style-name="Hyperlink"><text:span text:style-name="T16">Para todo tipo de consultas en general sobre android (API's, documentación, etc.)</text:span></text:span></text:p>
        </text:list-item>
        <text:list-item>
          <text:p text:style-name="P14"><text:span text:style-name="Hyperlink"><text:span text:style-name="T15">developer.android.com/reference/android/Manifest.permission.html</text:span></text:span><text:span text:style-name="Hyperlink"><text:span text:style-name="T13">: Página específicasobre documentación a cerca de tipo de permisos. </text:span></text:span></text:p>
        </text:list-item>
        <text:list-item>
          <text:p text:style-name="P14"><text:span text:style-name="Hyperlink"><text:span text:style-name="T15">technofaq.org/posts/2014/04/fixing-external-sd-card-write-issue-on-android-kitkat: </text:span></text:span><text:span text:style-name="Hyperlink"><text:span text:style-name="T17">Interesante post detallando cómo cambió el acceso que pueden tener las aplicaciones a la SD en la versión 4.4 (más conocida como kitkat). </text:span></text:span></text:p>
        </text:list-item>
        <text:list-item>
          <text:p text:style-name="P14"><text:span text:style-name="Hyperlink"><text:span text:style-name="T18">genymotion.com: </text:span></text:span><text:span text:style-name="Hyperlink"><text:span text:style-name="T19">Web del emulador de android a utilizar. Todo lo que queramos consultas sobre las bases de esta herramienta, estará acá. <text:s/></text:span></text:span></text:p>
        </text:list-item>
        <text:list-item>
          <text:p text:style-name="P14"><text:span text:style-name="Hyperlink"><text:span text:style-name="T15">http://infobloggall.com/2015/04/14/communication-between-two-applications-in-android-using-messenger:</text:span></text:span><text:span text:style-name="Hyperlink"><text:span text:style-name="T17"> Un simple y breve ejemplo de cómo dos aplicaciones pueden comunicarse vía </text:span></text:span><text:span text:style-name="Hyperlink"><text:span text:style-name="T20">Messenger.</text:span></text:span></text:p>
        </text:list-item>
        <text:list-item>
          <text:p text:style-name="P18"><text:span text:style-name="Hyperlink"><text:span text:style-name="T15">android-deveiopers.blogspot.com.ar/2013/10/getting-your-sms-apps-ready-for-kitkat.html: </text:span></text:span><text:span text:style-name="Hyperlink"><text:span text:style-name="T17">Otra forma de comunicación entre dos Apps, puede ser a través del envío de mensajes de texto. Este documento explica brevemente como poder hacer eso. </text:span></text:span></text:p>
        </text:list-item>
      </text:list>
      <text:p text:style-name="Text_20_body"/>
      <text:p text:style-name="Text_20_body"/>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2" fo:hyphenation-push-char-count="2"/>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Default_20_Paragraph_20_Font" style:display-name="Default Paragraph Font" style:family="text"/>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rtu </meta:initial-creator>
    <meta:creation-date>2015-05-25T17:13:45</meta:creation-date>
    <dc:date>2015-05-31T23:01:17</dc:date>
    <dc:creator>partu </dc:creator>
    <meta:editing-duration>PT44M24S</meta:editing-duration>
    <meta:editing-cycles>14</meta:editing-cycles>
    <meta:generator>LibreOffice/3.5$Linux_x86 LibreOffice_project/350m1$Build-2</meta:generator>
    <meta:document-statistic meta:table-count="0" meta:image-count="0" meta:object-count="0" meta:page-count="3" meta:paragraph-count="33" meta:word-count="633" meta:character-count="4365" meta:non-whitespace-character-count="3738"/>
  </office:meta>
</office:document-meta>
</file>